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24292F" fo:font-size="12pt" style:font-size-asian="12pt" style:font-size-complex="12pt"/>
    </style:style>
    <style:style style:name="P4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0" style:parent-style-name="ListParagraph" style:list-style-name="LFO1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1" style:parent-style-name="ListParagraph" style:list-style-name="LFO1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2" style:parent-style-name="ListParagraph" style:list-style-name="LFO1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3" style:parent-style-name="ListParagraph" style:list-style-name="LFO1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Hyperlink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<text:span text:style-name="T2">TITTLE</text:span><text:span text:style-name="T3">:</text:span></text:p>
      <text:p text:style-name="P4"><text:s text:c="16"/>IOT BEASED SMART CROP PROTECTION SYSTEM FOR AGRICULTURE</text:p>
      <text:p text:style-name="Normal"><text:span text:style-name="T5">TEAM ID</text:span><text:span text:style-name="T6">:<text:s/></text:span></text:p>
      <text:p text:style-name="P7"><text:s text:c="17"/>PNT2022TMID49419</text:p>
      <text:p text:style-name="Normal"><text:span text:style-name="T8">TEAM MEMBER</text:span><text:span text:style-name="T9">:<text:s/></text:span></text:p>
      <text:list text:style-name="LFO1" text:continue-numbering="true">
        <text:list-item>
          <text:p text:style-name="P10">MUKESH BALAJI.V</text:p>
        </text:list-item>
        <text:list-item>
          <text:p text:style-name="P11">VIGNESHWARAN.G</text:p>
        </text:list-item>
        <text:list-item>
          <text:p text:style-name="P12">SOWNDARIYA.B</text:p>
        </text:list-item>
        <text:list-item>
          <text:p text:style-name="P13">LATHA MANGESHWARI.P</text:p>
        </text:list-item>
      </text:list>
      <text:p text:style-name="P14"/>
      <text:p text:style-name="P15"/>
      <text:p text:style-name="Normal"><text:span text:style-name="T16">DEMO VIDEO LINK:<text:s/></text:span><text:a xlink:href="https://drive.google.com/file/d/1oN4rXdUKzeijpXS4Ouvc0o8UFA418hRg/view?usp=drivesdk" office:target-frame-name="_top" xlink:show="replace"><text:span text:style-name="T17">https://drive.google.com/file/d/1oN4rXdUKzeijpXS4Ouvc0o8UFA418hRg/view?usp=drivesdk</text:span></text:a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KESHBALAJI V</meta:initial-creator>
    <dc:creator>MUKESHBALAJI V</dc:creator>
    <meta:creation-date>2022-11-20T04:35:00Z</meta:creation-date>
    <dc:date>2022-11-20T04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61" meta:character-count="408" meta:row-count="2" meta:non-whitespace-character-count="348"/>
  </office:meta>
</office:document-meta>
</file>